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bold" style:letter-kerning="true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normal" officeooo:rsid="00142fb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line-height="100%" fo:text-align="start" style:justify-single-word="false"/>
      <style:text-properties style:font-name="DejaVu Sans Condensed1" fo:font-size="12pt" fo:font-weight="normal" officeooo:paragraph-rsid="000e8f0b" style:letter-kerning="true" style:font-size-asian="12pt" style:font-weight-asian="normal" style:font-size-complex="12pt"/>
    </style:style>
    <style:style style:name="P4" style:family="paragraph" style:parent-style-name="Standard">
      <style:paragraph-properties fo:line-height="100%" fo:orphans="2" fo:widows="2" fo:hyphenation-ladder-count="no-limit"/>
      <style:text-properties officeooo:paragraph-rsid="0055d6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1" fo:font-size="12pt" fo:font-weight="normal" officeooo:rsid="00511f49" officeooo:paragraph-rsid="00511f4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1" fo:font-size="12pt" fo:font-weight="normal" officeooo:rsid="003a95d9" officeooo:paragraph-rsid="003a95d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1" fo:font-size="12pt" fo:font-weight="normal" officeooo:rsid="0041fa14" officeooo:paragraph-rsid="0041fa14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1" fo:font-size="12pt" fo:font-weight="normal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4590e7" officeooo:paragraph-rsid="0055d6d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4590e7" officeooo:paragraph-rsid="0055d6d6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officeooo:paragraph-rsid="0055d6d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Numbering_20_123">
      <style:paragraph-properties fo:line-height="100%" fo:orphans="2" fo:widows="2" fo:hyphenation-ladder-count="no-limit"/>
      <style:text-properties officeooo:paragraph-rsid="003a95d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Numbering_20_123">
      <style:paragraph-properties fo:line-height="100%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1">
      <style:paragraph-properties fo:line-height="100%" fo:orphans="2" fo:widows="2" fo:hyphenation-ladder-count="no-limit"/>
      <style:text-properties officeooo:paragraph-rsid="0055d6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line-height="100%" fo:text-align="start" style:justify-single-word="false"/>
      <style:text-properties officeooo:paragraph-rsid="005756ed"/>
    </style:style>
    <style:style style:name="P16" style:family="paragraph" style:parent-style-name="Standard" style:list-style-name="Numbering_20_123">
      <style:paragraph-properties fo:line-height="100%" fo:orphans="2" fo:widows="2" fo:hyphenation-ladder-count="no-limit"/>
      <style:text-properties officeooo:rsid="003a95d9" officeooo:paragraph-rsid="003a95d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line-height="100%" fo:orphans="2" fo:widows="2" fo:hyphenation-ladder-count="no-limit"/>
      <style:text-properties officeooo:rsid="004590e7" officeooo:paragraph-rsid="0055d6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756e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756ed" style:font-weight-asian="bold" style:font-weight-complex="bold"/>
    </style:style>
    <style:style style:name="T1" style:family="text">
      <style:text-properties fo:font-weight="normal" officeooo:rsid="00177c8b" style:letter-kerning="true" style:font-weight-asian="normal"/>
    </style:style>
    <style:style style:name="T2" style:family="text">
      <style:text-properties fo:font-weight="normal" officeooo:rsid="00142fb3" style:letter-kerning="true" style:font-weight-asian="normal"/>
    </style:style>
    <style:style style:name="T3" style:family="text">
      <style:text-properties fo:font-weight="normal" officeooo:rsid="004590e7" style:letter-kerning="true" style:font-weight-asian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 Condensed1" fo:font-size="12pt" fo:font-weight="bold" style:letter-kerning="true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a95d9" style:letter-kerning="true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433b49" style:letter-kerning="true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1392d9" style:letter-kerning="true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142fb3" style:letter-kerning="true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99a9e" style:letter-kerning="true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1b7be2" style:letter-kerning="true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1be843" style:letter-kerning="true" style:font-size-asian="12pt" style:font-weight-asian="bold" style:font-size-complex="12pt"/>
    </style:style>
    <style:style style:name="T13" style:family="text">
      <style:text-properties style:font-name="DejaVu Sans Condensed1" fo:font-size="12pt" fo:font-weight="bold" officeooo:rsid="00177c8b" style:letter-kerning="true" style:font-size-asian="12pt" style:font-weight-asian="bold" style:font-size-complex="12pt"/>
    </style:style>
    <style:style style:name="T14" style:family="text">
      <style:text-properties style:font-name="DejaVu Sans Condensed1" fo:font-size="12pt" fo:font-weight="bold" officeooo:rsid="00254186" style:letter-kerning="true" style:font-size-asian="12pt" style:font-weight-asian="bold" style:font-size-complex="12pt"/>
    </style:style>
    <style:style style:name="T15" style:family="text">
      <style:text-properties style:font-name="DejaVu Sans Condensed1" fo:font-size="12pt" fo:font-weight="bold" officeooo:rsid="00273e13" style:letter-kerning="true" style:font-size-asian="12pt" style:font-weight-asian="bold" style:font-size-complex="12pt"/>
    </style:style>
    <style:style style:name="T16" style:family="text">
      <style:text-properties style:font-name="DejaVu Sans Condensed1" fo:font-size="12pt" fo:font-weight="bold" officeooo:rsid="00502f6b" style:letter-kerning="true" style:font-size-asian="12pt" style:font-weight-asian="bold" style:font-size-complex="12pt"/>
    </style:style>
    <style:style style:name="T17" style:family="text">
      <style:text-properties style:font-name="DejaVu Sans Condensed1" fo:font-size="12pt" fo:font-weight="bold" officeooo:rsid="0055d6d6" style:letter-kerning="true" style:font-size-asian="12pt" style:font-weight-asian="bold" style:font-size-complex="12pt"/>
    </style:style>
    <style:style style:name="T18" style:family="text">
      <style:text-properties style:font-name="DejaVu Sans Condensed1" fo:font-size="12pt" fo:font-weight="normal" style:letter-kerning="true" style:font-size-asian="12pt" style:font-weight-asian="normal" style:font-size-complex="12pt"/>
    </style:style>
    <style:style style:name="T19" style:family="text">
      <style:text-properties style:font-name="DejaVu Sans Condensed1" fo:font-size="12pt" fo:font-weight="normal" officeooo:rsid="00142fb3" style:letter-kerning="true" style:font-size-asian="12pt" style:font-weight-asian="normal" style:font-size-complex="12pt"/>
    </style:style>
    <style:style style:name="T20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/>
    </style:style>
    <style:style style:name="T21" style:family="text">
      <style:text-properties style:font-name="DejaVu Sans Condensed1" fo:font-size="12pt" fo:font-weight="normal" style:letter-kerning="true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52aa57" style:letter-kerning="true" style:font-size-asian="12pt" style:font-weight-asian="normal" style:font-size-complex="12pt"/>
    </style:style>
    <style:style style:name="T24" style:family="text">
      <style:text-properties style:font-name="DejaVu Sans Condensed1" fo:font-size="12pt" fo:font-weight="normal" officeooo:rsid="00146d90" style:letter-kerning="true" style:font-size-asian="12pt" style:font-weight-asian="normal" style:font-size-complex="12pt"/>
    </style:style>
    <style:style style:name="T25" style:family="text">
      <style:text-properties style:font-name="DejaVu Sans Condensed1" fo:font-size="12pt" fo:font-weight="normal" officeooo:rsid="001b7be2" style:letter-kerning="true" style:font-size-asian="12pt" style:font-weight-asian="normal" style:font-size-complex="12pt"/>
    </style:style>
    <style:style style:name="T26" style:family="text">
      <style:text-properties style:font-name="DejaVu Sans Condensed1" fo:font-size="12pt" fo:font-weight="normal" officeooo:rsid="004590e7" style:letter-kerning="true" style:font-size-asian="12pt" style:font-weight-asian="normal" style:font-size-complex="12pt"/>
    </style:style>
    <style:style style:name="T27" style:family="text">
      <style:text-properties style:font-name="DejaVu Sans Condensed1" fo:font-size="12pt" fo:font-weight="normal" officeooo:rsid="00473211" style:letter-kerning="true" style:font-size-asian="12pt" style:font-weight-asian="normal" style:font-size-complex="12pt"/>
    </style:style>
    <style:style style:name="T28" style:family="text">
      <style:text-properties style:font-weight-complex="normal"/>
    </style:style>
    <style:style style:name="T29" style:family="text">
      <style:text-properties officeooo:rsid="0052aa57" style:font-weight-complex="normal"/>
    </style:style>
    <style:style style:name="T30" style:family="text">
      <style:text-properties style:font-name="DejaVu Sans Condensed" fo:font-size="12pt" fo:font-weight="bold" style:letter-kerning="true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a95d9" style:letter-kerning="true" style:font-size-asian="12pt" style:font-weight-asian="bold" style:font-size-complex="12pt" style:font-weight-complex="bold"/>
    </style:style>
    <style:style style:name="T32" style:family="text">
      <style:text-properties officeooo:rsid="0052aa57"/>
    </style:style>
    <style:style style:name="T33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8">1<text:span text:style-name="T33">xx</text:span> - Controls</text:p>
          </table:table-cell>
          <table:table-cell table:style-name="Table1.B1" office:value-type="string">
            <text:p text:style-name="P19">2xx - Ground</text:p>
          </table:table-cell>
          <table:table-cell table:style-name="Table1.C1" office:value-type="string">
            <text:p text:style-name="P19">3xx - Flight</text:p>
          </table:table-cell>
          <table:table-cell table:style-name="Table1.B1" office:value-type="string">
            <text:p text:style-name="P19">4xx - A2A</text:p>
          </table:table-cell>
          <table:table-cell table:style-name="Table1.B1" office:value-type="string">
            <text:p text:style-name="P19">5xx - A2G</text:p>
          </table:table-cell>
          <table:table-cell table:style-name="Table1.F1" office:value-type="string">
            <text:p text:style-name="P19">6xx - Misc</text:p>
          </table:table-cell>
        </table:table-row>
      </table:table>
      <text:p text:style-name="P15"><text:span text:style-name="T15">3</text:span><text:span text:style-name="T16">0</text:span><text:span text:style-name="T15">1</text:span><text:span text:style-name="T12"> - </text:span><text:span text:style-name="T14">Flight - </text:span><text:span text:style-name="T13">Takeoff, </text:span><text:span text:style-name="T17">Autothrottle</text:span></text:p>
      <text:p text:style-name="P3"/>
      <text:p text:style-name="P1">Takeoff</text:p>
      <text:list text:style-name="Numbering_20_123">
        <text:list-item>
          <text:p text:style-name="P5">Make sure <text:span text:style-name="T4">LS</text:span> is the selected waypoint.</text:p>
        </text:list-item>
        <text:list-item>
          <text:p text:style-name="P6">Verify correct departure runway in nav system (if using road base, you must set this manually):</text:p>
          <text:list>
            <text:list-item>
              <text:p text:style-name="P12"><text:span text:style-name="T6">Data Selector</text:span><text:span text:style-name="T20"> knob ... </text:span><text:span text:style-name="T6">BANA GR</text:span><text:span text:style-name="T31">Ä</text:span><text:span text:style-name="T6">NS, OUT</text:span><text:span text:style-name="T22"> (Runway Heading)</text:span></text:p>
            </text:list-item>
            <text:list-item>
              <text:p text:style-name="P6">First 4 digits are runway heading in NNN.N format, last 2 digits are ILS channel (if available).</text:p>
            </text:list-item>
            <text:list-item>
              <text:p text:style-name="P16"><text:span text:style-name="T18">To toggle to the reciprocal runway, press </text:span><text:span text:style-name="T5">LS/SKU</text:span><text:span text:style-name="T18">.</text:span></text:p>
            </text:list-item>
            <text:list-item>
              <text:p text:style-name="P6">To set custom heading:</text:p>
              <text:list>
                <text:list-item>
                  <text:p text:style-name="P16"><text:span text:style-name="T18">Data Selector knob ... </text:span><text:span text:style-name="T5">BANA GR</text:span><text:span text:style-name="T30">Ä</text:span><text:span text:style-name="T5">NS, IN</text:span></text:p>
                </text:list-item>
                <text:list-item>
                  <text:p text:style-name="P16"><text:span text:style-name="T18">Enter runway heading as 4-digit number, </text:span><text:span text:style-name="T5">NNN.N</text:span><text:span text:style-name="T18"> deg and "</text:span><text:span text:style-name="T5">00</text:span><text:span text:style-name="T18">" at the end.</text:span></text:p>
                </text:list-item>
                <text:list-item>
                  <text:p text:style-name="P16"><text:span text:style-name="T18">Press </text:span><text:span text:style-name="T5">LS/SKU</text:span><text:span text:style-name="T18">, then set </text:span><text:span text:style-name="T5">AKT POS, OUT</text:span><text:span text:style-name="T21">.</text:span></text:p>
                </text:list-item>
              </text:list>
            </text:list-item>
          </text:list>
        </text:list-item>
        <text:list-item>
          <text:p text:style-name="P6">Line up on the runway. <text:s/>If strong crosswind will cause you to deviate more than 15 degrees from runway heading on takeoff, press <text:span text:style-name="T4">Reference Button</text:span> (<text:span text:style-name="T4">Lower Gray Button</text:span>) to make the nav computer apply an offset based on your actual takeoff heading.</text:p>
        </text:list-item>
        <text:list-item>
          <text:p text:style-name="P7">Brakes will hold full Mil power.</text:p>
        </text:list-item>
        <text:list-item>
          <text:p text:style-name="P6">Use Mil power for takeoff if light, AB stage 2 or 3 if heavy.</text:p>
        </text:list-item>
        <text:list-item>
          <text:p text:style-name="P8"><text:span text:style-name="T32">Watch distance line at bottom of HUD, it should widen as you accelerate, and r</text:span>otate<text:span text:style-name="T32"> when it reaches the vertical markers at the sides (around</text:span><text:span text:style-name="T29"> </text:span><text:span text:style-name="T28">250 kph</text:span><text:span text:style-name="T29">)</text:span>.</text:p>
        </text:list-item>
        <text:list-item>
          <text:p text:style-name="P13"><text:span text:style-name="T18">Put Velocity Vector level with the </text:span><text:span text:style-name="T23">horizon line for 10 deg pitch or level with the </text:span><text:span text:style-name="T18">tallest of the three vertical lines</text:span><text:span text:style-name="T23"> for 13 deg pitch (no more than 13 deg</text:span><text:span text:style-name="T18"> </text:span><text:span text:style-name="T23">or risk</text:span><text:span text:style-name="T18"> tail strike</text:span><text:span text:style-name="T23">)</text:span><text:span text:style-name="T18">.</text:span></text:p>
        </text:list-item>
        <text:list-item>
          <text:p text:style-name="P12"><text:span text:style-name="T20">After takeoff, </text:span><text:span text:style-name="T6">fly straight</text:span><text:span text:style-name="T7"> and climb</text:span><text:span text:style-name="T20"> until HUD automatically changes from takeoff to nav mode</text:span><text:span text:style-name="T23"> (at Mach 0.35)</text:span><text:span text:style-name="T20">, and waypoint automatically changes from </text:span><text:span text:style-name="T6">LS</text:span><text:span text:style-name="T20"> to </text:span><text:span text:style-name="T6">B1</text:span><text:span text:style-name="T20">.</text:span></text:p>
        </text:list-item>
      </text:list>
      <text:p text:style-name="P2"/>
      <text:p text:style-name="P4"><text:span text:style-name="T8">A</text:span><text:span text:style-name="T9">utothrottle (AFK)</text:span><text:span text:style-name="T19"> -- </text:span><text:span text:style-name="T24">Lever next to landing gear, behind left elbow </text:span><text:span text:style-name="T25">(</text:span><text:span text:style-name="T10">Pinky</text:span><text:span text:style-name="T11"> Button</text:span><text:span text:style-name="T25">)</text:span></text:p>
      <text:list text:style-name="L1">
        <text:list-item>
          <text:p text:style-name="P11"><text:span text:style-name="T1">G</text:span><text:span text:style-name="T2">ear up</text:span><text:span text:style-name="T3"> (Mode 1)</text:span><text:span text:style-name="T2">: AFK maintains speed of 550 kph.</text:span></text:p>
        </text:list-item>
        <text:list-item>
          <text:p text:style-name="P11"><text:span text:style-name="T1">G</text:span><text:span text:style-name="T2">ear down</text:span><text:span text:style-name="T3"> (Mode 2)</text:span><text:span text:style-name="T2">: AFK maintains 12 deg AOA for landing.</text:span></text:p>
        </text:list-item>
        <text:list-item>
          <text:p text:style-name="P14"><text:span text:style-name="T26">Gear down and </text:span><text:span text:style-name="T19">M</text:span><text:span text:style-name="T26">ode 3 button lit (Mode 3): AFK maintains 15.5 deg AOA for shortest possible landing.</text:span></text:p>
          <text:list>
            <text:list-item>
              <text:p text:style-name="P17"><text:span text:style-name="T18">Mode 3 button is on upper left instrument panel, under autopilot lights.</text:span><text:span text:style-name="T27"> <text:s/>Only use when very lightly loaded (&lt; 40% fuel).</text:span></text:p>
            </text:list-item>
          </text:list>
        </text:list-item>
        <text:list-item>
          <text:p text:style-name="P9">Autothrottle disengages when any of these happen:</text:p>
          <text:list>
            <text:list-item>
              <text:p text:style-name="P9">AFK button (Pinky Button) is pressed</text:p>
            </text:list-item>
            <text:list-item>
              <text:p text:style-name="P9">Uncage button (Rear Thumb Button) is pressed</text:p>
            </text:list-item>
            <text:list-item>
              <text:p text:style-name="P9">Afterburner engaged</text:p>
            </text:list-item>
            <text:list-item>
              <text:p text:style-name="P10">Weight on nosewhee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style:style style:name="ListLabel_20_1" style:display-name="ListLabel 1" style:family="text">
      <style:text-properties style:font-name="Verdana" fo:font-family="Verdana" style:font-family-generic="roman" style:font-pitch="variable" fo:font-size="14pt" fo:font-weight="normal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2756in" fo:text-indent="-0.273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2:24.732000000</dc:date>
    <meta:editing-duration>P1DT6M17S</meta:editing-duration>
    <meta:editing-cycles>6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3" meta:word-count="385" meta:character-count="2047" meta:non-whitespace-character-count="1717"/>
  </office:meta>
</office:document-meta>
</file>